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30d3" officeooo:paragraph-rsid="000230d3"/>
    </style:style>
    <style:style style:name="P2" style:family="paragraph" style:parent-style-name="Standard">
      <style:text-properties officeooo:rsid="0003a97e" officeooo:paragraph-rsid="0003a97e"/>
    </style:style>
    <style:style style:name="P3" style:family="paragraph" style:parent-style-name="Standard" style:list-style-name="L1">
      <style:text-properties officeooo:rsid="0003a97e" officeooo:paragraph-rsid="0003a97e"/>
    </style:style>
    <style:style style:name="P4" style:family="paragraph" style:parent-style-name="Standard" style:list-style-name="L2">
      <style:text-properties officeooo:rsid="0003a97e" officeooo:paragraph-rsid="0003a97e"/>
    </style:style>
    <style:style style:name="P5" style:family="paragraph" style:parent-style-name="Standard" style:list-style-name="L3">
      <style:text-properties officeooo:rsid="0003a97e" officeooo:paragraph-rsid="0003a97e"/>
    </style:style>
    <style:style style:name="P6" style:family="paragraph" style:parent-style-name="Standard" style:list-style-name="L1">
      <style:text-properties officeooo:paragraph-rsid="0003a97e"/>
    </style:style>
    <style:style style:name="P7" style:family="paragraph" style:parent-style-name="Standard" style:list-style-name="L3">
      <style:text-properties officeooo:paragraph-rsid="0003a97e"/>
    </style:style>
    <style:style style:name="T1" style:family="text">
      <style:text-properties officeooo:rsid="0003a97e"/>
    </style:style>
    <style:style style:name="T2" style:family="text">
      <style:text-properties officeooo:rsid="00049d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que Zirconienne <text:span text:style-name="T2">(Économie de Zirconia)</text:span></text:p>
      <text:p text:style-name="Standard"/>
      <text:p text:style-name="P2">CONTIENT :</text:p>
      <text:list xml:id="list3219802589" text:style-name="L1">
        <text:list-item>
          <text:p text:style-name="P6"><text:span text:style-name="T1">Zircons total des joueurs dans la banque</text:span></text:p>
        </text:list-item>
        <text:list-item>
          <text:p text:style-name="P3">Liste des comptes de banque des joueurs</text:p>
          <text:list>
            <text:list-item>
              <text:p text:style-name="P6"><text:span text:style-name="T1">Prénom, nom, race, âge,??</text:span></text:p>
            </text:list-item>
            <text:list-item>
              <text:p text:style-name="P3">Liste des placements</text:p>
            </text:list-item>
          </text:list>
        </text:list-item>
      </text:list>
      <text:p text:style-name="P2"/>
      <text:p text:style-name="P2">FENÊTRE PLACEMENT :</text:p>
      <text:list xml:id="list2444537488" text:style-name="L2">
        <text:list-item>
          <text:p text:style-name="P4">Zircons dans le placements</text:p>
        </text:list-item>
        <text:list-item>
          <text:p text:style-name="P4">Déposer ou retirer</text:p>
        </text:list-item>
      </text:list>
      <text:p text:style-name="P2"/>
      <text:p text:style-name="P2">Types de placements</text:p>
      <text:list xml:id="list1408245717" text:style-name="L3">
        <text:list-item>
          <text:p text:style-name="P5">Libre</text:p>
        </text:list-item>
        <text:list-item>
          <text:p text:style-name="P5">Régulier</text:p>
        </text:list-item>
        <text:list-item>
          <text:p text:style-name="P5">À intérêt SMEER</text:p>
          <text:list>
            <text:list-item>
              <text:p text:style-name="P7"><text:span text:style-name="T1">Sécuritaire</text:span></text:p>
            </text:list-item>
            <text:list-item>
              <text:p text:style-name="P5">Modéré</text:p>
            </text:list-item>
            <text:list-item>
              <text:p text:style-name="P5">Équilibré</text:p>
            </text:list-item>
            <text:list-item>
              <text:p text:style-name="P5">Expérimenté</text:p>
            </text:list-item>
            <text:list-item>
              <text:p text:style-name="P5">Risqué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32:20.082194454</meta:creation-date>
    <dc:date>2018-05-27T18:06:27.978951132</dc:date>
    <meta:editing-duration>PT1M42S</meta:editing-duration>
    <meta:editing-cycles>1</meta:editing-cycles>
    <meta:document-statistic meta:table-count="0" meta:image-count="0" meta:object-count="0" meta:page-count="1" meta:paragraph-count="18" meta:word-count="65" meta:character-count="342" meta:non-whitespace-character-count="309"/>
    <meta:generator>LibreOffice/5.4.5.1$MacOSX_X86_64 LibreOffice_project/79c9829dd5d8054ec39a82dc51cd9eff340dbee8</meta:generator>
  </office:meta>
</office:document-meta>
</file>